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40B0000345E0000345EEDD6E99BF8949824.svg" manifest:media-type="image/svg+xml"/>
  <manifest:file-entry manifest:full-path="Pictures/100003C40000347800003478BF659DB952E06EF4.svg" manifest:media-type="image/svg+xml"/>
  <manifest:file-entry manifest:full-path="Pictures/100002010000027B0000027B51960502E37445EA.png" manifest:media-type="image/png"/>
  <manifest:file-entry manifest:full-path="Pictures/10000201000002790000027976B703D547B3A11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59cm" svg:stroke-color="#355269" draw:marker-start-width="0.438cm" draw:marker-end-width="0.438cm" draw:fill="none" draw:textarea-horizontal-align="justify" draw:textarea-vertical-align="middle" draw:auto-grow-height="false" fo:min-height="16.992cm" fo:min-width="7.242cm" fo:padding-top="0.204cm" fo:padding-bottom="0.204cm" fo:padding-left="0.329cm" fo:padding-right="0.32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2.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3.5cm"/>
    </style:style>
    <style:style style:name="gr4" style:family="graphic" style:parent-style-name="standard">
      <style:graphic-properties draw:stroke="dash" draw:stroke-dash="Fine_20_Dashed" svg:stroke-width="0.159cm" svg:stroke-color="#355269" draw:marker-start-width="0.438cm" draw:marker-end-width="0.438cm" draw:fill="none" draw:textarea-horizontal-align="justify" draw:textarea-vertical-align="middle" draw:auto-grow-height="false" fo:min-height="16.992cm" fo:min-width="14.242cm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75cm" fo:min-width="6.2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svg:stroke-color="#000000" draw:fill="none" draw:fill-color="#ffffff" fo:min-height="0.628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5.05cm" fo:min-width="7.2cm"/>
    </style:style>
    <style:style style:name="gr11" style:family="graphic" style:parent-style-name="standard">
      <style:graphic-properties draw:stroke="none" svg:stroke-color="#000000" draw:fill="none" draw:fill-color="#ffffff" fo:min-height="0.81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88cm" fo:min-width="1.401cm"/>
    </style:style>
    <style:style style:name="gr13" style:family="graphic" style:parent-style-name="standard">
      <style:graphic-properties draw:stroke="none" svg:stroke-color="#000000" draw:fill="none" draw:fill-color="#ffffff" fo:min-height="0.65cm"/>
    </style:style>
    <style:style style:name="gr14" style:family="graphic" style:parent-style-name="standard">
      <style:graphic-properties draw:stroke="none" svg:stroke-color="#000000" draw:fill="none" draw:fill-color="#ffffff" fo:min-height="0.655cm"/>
    </style:style>
    <style:style style:name="gr15" style:family="graphic" style:parent-style-name="objectwithoutfill">
      <style:graphic-properties draw:stroke="dash" draw:stroke-dash="Fine_20_Dashed" svg:stroke-color="#000000" draw:marker-end="Arrow" draw:marker-end-width="0.3cm" draw:fill="solid" draw:textarea-vertical-align="middle"/>
    </style:style>
    <style:style style:name="gr16" style:family="graphic" style:parent-style-name="objectwithoutfill">
      <style:graphic-properties draw:stroke="dash" draw:stroke-dash="Fine_20_Dashed" svg:stroke-width="0.159cm" svg:stroke-color="#355269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color="#355269"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color="#355269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7.9cm" svg:height="17.4cm" svg:x="2.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3cm" svg:height="2.1cm" svg:x="14.6cm" svg:y="9.7cm">
          <text:p text:style-name="P2">Web API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.1cm" svg:x="15.1cm" svg:y="3.2cm">
          <text:p text:style-name="P2">SERVEUR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14.9cm" svg:height="17.4cm" svg:x="13.3cm" svg:y="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cm" svg:height="0.962cm" svg:x="2.55cm" svg:y="1cm">
          <draw:text-box>
            <text:p><text:span text:style-name="T1">Applications clientes</text:span></text:p>
          </draw:text-box>
        </draw:frame>
        <draw:frame draw:style-name="gr5" draw:text-style-name="P4" draw:layer="layout" svg:width="7cm" svg:height="0.962cm" svg:x="16cm" svg:y="1.038cm">
          <draw:text-box>
            <text:p><text:span text:style-name="T1">Hôte Docker</text:span></text:p>
          </draw:text-box>
        </draw:frame>
        <draw:g>
          <draw:custom-shape draw:style-name="gr6" draw:text-style-name="P5" draw:layer="layout" svg:width="6.7cm" svg:height="4cm" svg:x="2.7cm" svg:y="3.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4.2cm" svg:height="4.2cm" svg:x="3.95cm" svg:y="3.3cm">
            <draw:image xlink:href="Pictures/100003C40000347800003478BF659DB952E06EF4.svg" xlink:type="simple" xlink:show="embed" xlink:actuate="onLoad" loext:mime-type="image/svg+xml">
              <text:p/>
            </draw:image>
            <draw:image xlink:href="Pictures/100002010000027B0000027B51960502E37445EA.png" xlink:type="simple" xlink:show="embed" xlink:actuate="onLoad" loext:mime-type="image/png"/>
          </draw:frame>
          <draw:frame draw:style-name="gr8" draw:text-style-name="P6" draw:layer="layout" svg:width="6.592cm" svg:height="0.963cm" svg:x="2.754cm" svg:y="3.437cm">
            <draw:text-box>
              <text:p><text:span text:style-name="T2">Application console</text:span></text:p>
            </draw:text-box>
          </draw:frame>
        </draw:g>
        <draw:g>
          <draw:custom-shape draw:style-name="gr6" draw:text-style-name="P5" draw:layer="layout" svg:width="6.7cm" svg:height="4cm" svg:x="2.7cm" svg:y="8.40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4.881cm" svg:height="4.2cm" svg:x="3.61cm" svg:y="8.401cm">
            <draw:image xlink:href="Pictures/100003C40000347800003478BF659DB952E06EF4.svg" xlink:type="simple" xlink:show="embed" xlink:actuate="onLoad" loext:mime-type="image/svg+xml">
              <text:p/>
            </draw:image>
            <draw:image xlink:href="Pictures/100002010000027B0000027B51960502E37445EA.png" xlink:type="simple" xlink:show="embed" xlink:actuate="onLoad" loext:mime-type="image/png"/>
          </draw:frame>
          <draw:frame draw:style-name="gr8" draw:text-style-name="P6" draw:layer="layout" svg:width="6.382cm" svg:height="0.963cm" svg:x="2.859cm" svg:y="8.538cm">
            <draw:text-box>
              <text:p><text:span text:style-name="T2">Application web</text:span></text:p>
            </draw:text-box>
          </draw:frame>
        </draw:g>
        <draw:g>
          <draw:custom-shape draw:style-name="gr6" draw:text-style-name="P5" draw:layer="layout" svg:width="6.7cm" svg:height="4cm" svg:x="2.7cm" svg:y="13.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1.794cm" svg:height="1.794cm" draw:transform="rotate (-1.5707963267949) translate (6.947cm 14.6cm)">
            <draw:image xlink:href="Pictures/1000040B0000345E0000345EEDD6E99BF8949824.svg" xlink:type="simple" xlink:show="embed" xlink:actuate="onLoad" loext:mime-type="image/svg+xml">
              <text:p/>
            </draw:image>
            <draw:image xlink:href="Pictures/10000201000002790000027976B703D547B3A110.png" xlink:type="simple" xlink:show="embed" xlink:actuate="onLoad" loext:mime-type="image/png"/>
          </draw:frame>
          <draw:frame draw:style-name="gr9" draw:text-style-name="P7" draw:layer="layout" svg:width="2cm" svg:height="0.878cm" svg:x="5.05cm" svg:y="16.622cm">
            <draw:text-box>
              <text:p><text:span text:style-name="T3">MAUI</text:span></text:p>
            </draw:text-box>
          </draw:frame>
          <draw:frame draw:style-name="gr5" draw:text-style-name="P8" draw:layer="layout" svg:width="6.3cm" svg:height="0.962cm" svg:x="2.9cm" svg:y="13.638cm">
            <draw:text-box>
              <text:p><text:span text:style-name="T2">Application mobile</text:span></text:p>
            </draw:text-box>
          </draw:frame>
        </draw:g>
        <draw:g xml:id="id2" draw:id="id2">
          <draw:g>
            <draw:custom-shape draw:style-name="gr10" draw:text-style-name="P3" draw:layer="layout" svg:width="7.7cm" svg:height="5.3cm" svg:x="19.6cm" svg:y="8.1cm">
              <text:p/>
              <draw:enhanced-geometry svg:viewBox="0 0 21600 21600" draw:type="rectangle" draw:enhanced-path="M 0 0 L 21600 0 21600 21600 0 21600 0 0 Z N"/>
            </draw:custom-shape>
            <draw:frame draw:style-name="gr11" draw:text-style-name="P8" draw:layer="layout" svg:width="6.1cm" svg:height="1.062cm" svg:x="20.4cm" svg:y="8.338cm">
              <draw:text-box>
                <text:p><text:span text:style-name="T2">Base de données</text:span></text:p>
              </draw:text-box>
            </draw:frame>
          </draw:g>
          <draw:g>
            <draw:custom-shape draw:style-name="gr12" draw:text-style-name="P3" draw:layer="layout" svg:width="1.9cm" svg:height="2.3cm" svg:x="20.575cm" svg:y="9.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13" draw:text-style-name="P7" draw:layer="layout" svg:width="3.3cm" svg:height="0.9cm" svg:x="19.875cm" svg:y="12cm">
              <draw:text-box>
                <text:p><text:span text:style-name="T3">SQLServer</text:span></text:p>
              </draw:text-box>
            </draw:frame>
          </draw:g>
          <draw:g>
            <draw:frame draw:style-name="gr14" draw:text-style-name="P7" draw:layer="layout" svg:width="2.3cm" svg:height="0.905cm" svg:x="24.225cm" svg:y="12.065cm">
              <draw:text-box>
                <text:p><text:span text:style-name="T3">SQLite</text:span></text:p>
              </draw:text-box>
            </draw:frame>
            <draw:custom-shape draw:style-name="gr12" draw:text-style-name="P3" draw:layer="layout" svg:width="1.9cm" svg:height="2.3cm" svg:x="24.425cm" svg:y="9.5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  <draw:connector draw:style-name="gr15" draw:text-style-name="P9" draw:layer="layout" svg:x1="17.9cm" svg:y1="10.75cm" svg:x2="19.6cm" svg:y2="10.75cm" draw:start-shape="id1" draw:start-glue-point="1" draw:end-shape="id2" draw:end-glue-point="3" svg:d="M17900 10750h1700" svg:viewBox="0 0 1701 1">
          <text:p/>
        </draw:connector>
        <draw:connector draw:style-name="gr16" draw:text-style-name="P9" draw:layer="layout" svg:x1="10cm" svg:y1="10.7cm" svg:x2="13.3cm" svg:y2="10.7cm" draw:start-shape="id3" draw:start-glue-point="1" draw:end-shape="id4" draw:end-glue-point="3" svg:d="M10000 10700h3300" svg:viewBox="0 0 33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stine Meuret</meta:initial-creator>
    <meta:creation-date>2023-03-11T16:03:05.619000000</meta:creation-date>
    <dc:date>2023-03-26T10:59:02.830000000</dc:date>
    <dc:creator>Justine Meuret</dc:creator>
    <meta:editing-duration>PT22M22S</meta:editing-duration>
    <meta:editing-cycles>4</meta:editing-cycles>
    <meta:generator>LibreOffice/6.2.5.2$Windows_X86_64 LibreOffice_project/1ec314fa52f458adc18c4f025c545a4e8b22c159</meta:generator>
    <meta:document-statistic meta:object-count="31"/>
  </office:meta>
</office:document-meta>
</file>